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d9c89" officeooo:paragraph-rsid="001d9c89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style:text-underline-style="none" fo:font-weight="normal" officeooo:rsid="001d9c89" officeooo:paragraph-rsid="001d9c8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eec87" officeooo:paragraph-rsid="001d9c89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eec87" officeooo:paragraph-rsid="002303a4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2303a4" officeooo:paragraph-rsid="002303a4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238647" officeooo:paragraph-rsid="0023864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style:text-underline-style="none" fo:font-weight="normal" officeooo:rsid="002303a4" officeooo:paragraph-rsid="002303a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23156a" officeooo:paragraph-rsid="002315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38647" officeooo:paragraph-rsid="0023864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d9c89" officeooo:paragraph-rsid="001d9c8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47bdc" officeooo:paragraph-rsid="00247bd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20pt" style:text-underline-style="solid" style:text-underline-width="auto" style:text-underline-color="font-color" fo:font-weight="bold" officeooo:rsid="001d9c89" officeooo:paragraph-rsid="002303a4" style:font-size-asian="20pt" style:font-weight-asian="bold" style:font-size-complex="20pt" style:font-weight-complex="bol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fb603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217138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style:font-size-asian="10.5pt" style:font-size-complex="12pt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3156a"/>
    </style:style>
    <style:style style:name="T9" style:family="text">
      <style:text-properties officeooo:rsid="002316f5"/>
    </style:style>
    <style:style style:name="T10" style:family="text">
      <style:text-properties officeooo:rsid="00238647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238647" style:font-weight-asian="normal" style:font-weight-complex="normal"/>
    </style:style>
    <style:style style:name="T14" style:family="text">
      <style:text-properties officeooo:rsid="00247b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on PSP final:</text:p>
      <text:p text:style-name="P2">Encriptaciones usadas: HASH y asimetrica</text:p>
      <text:p text:style-name="P2"/>
      <text:p text:style-name="P2"/>
      <text:p text:style-name="P1"><text:span text:style-name="T5">Asimetrica</text:span><text:span text:style-name="T1">: La razon por la que la use es que se me hizo mas facil de entender que la otra,aparte de que mandarla desde el servervidor al cliente es bastante sencillo y se pueden generar varias, para poder encriptar cada funcion.</text:span></text:p>
      <text:p text:style-name="P2"/>
      <text:p text:style-name="P1"><text:span text:style-name="T5">HASH</text:span><text:span text:style-name="T1">:Aparte de la seguridad de la asimetrica decidi darle una segunda capa y use el hash que costo un poco entender como se mandaba desde el cliente al servidor, aparte de que es el estanda para datos criticos como contraseñas.</text:span></text:p>
      <text:p text:style-name="P2"/>
      <text:p text:style-name="P2"/>
      <text:p text:style-name="P2"/>
      <text:p text:style-name="P2"/>
      <text:p text:style-name="P1"><text:span text:style-name="T7">Funcion del programa</text:span><text:span text:style-name="T1">:</text:span></text:p>
      <text:p text:style-name="P2">El programa se divide en 3 clases ejectutables <text:span text:style-name="T10">y un paquete de clases</text:span>, un generador de iban, y 2 clases para almacenar los datos en los dats.</text:p>
      <text:p text:style-name="P6">Firma digital:</text:p>
      <text:p text:style-name="P6"><text:span text:style-name="T11"><text:s text:c="3"/></text:span>-Generar:<text:span text:style-name="T12">Firma el archivo de las normas de forma digital.</text:span></text:p>
      <text:p text:style-name="P6"><text:span text:style-name="T11"><text:s text:c="2"/></text:span>-Verificar:<text:span text:style-name="T12">Verifica que el archivo de las normas no haiga sido comprometido.</text:span></text:p>
      <text:p text:style-name="P1"><text:span text:style-name="T6">Crear dats: </text:span><text:span text:style-name="T1">Crea los dats de datos por defecto con dos usuarios:</text:span></text:p>
      <text:p text:style-name="P2">Admin con contraseño root y mario con contraseña monedas.</text:p>
      <text:p text:style-name="P1"><text:span text:style-name="T6">Server:</text:span><text:span text:style-name="T1">Esta divido en 2 partes: Hilo y server:</text:span></text:p>
      <text:p text:style-name="P1"><text:span text:style-name="T4"><text:tab/></text:span><text:span text:style-name="T6">Hilo:</text:span><text:span text:style-name="T1"> Donde se crean instancias para atender a los usuario.Aca estan todas y cada de las <text:tab/>funciones del programa. </text:span></text:p>
      <text:p text:style-name="P1"><text:span text:style-name="T4"><text:tab/></text:span><text:span text:style-name="T6">Server:</text:span><text:span text:style-name="T1"> Nucleo del servidor donde se cargan los datos de los dats en listas para su uso <text:tab/>durante la ejecucion.</text:span></text:p>
      <text:p text:style-name="P2"/>
      <text:p text:style-name="P12"><text:span text:style-name="T6">Cliente:</text:span><text:span text:style-name="T1">Se conecta al servidor, recibe instrucciones de lo que tiene que hacer y manda datos encriptados y cifrados</text:span><text:span text:style-name="T2">Ta</text:span><text:span text:style-name="T3">m</text:span><text:span text:style-name="T2">bien recibe opciones de que se puede hacer desde el servidor</text:span></text:p>
      <text:p text:style-name="P4"><text:span text:style-name="T13"/></text:p>
      <text:p text:style-name="P3"/>
      <text:p text:style-name="P5">Manual</text:p>
      <text:p text:style-name="P8">Primero se ejecuta el crear dats para recrear ficheros en caso de que esten corruptos.</text:p>
      <text:p text:style-name="P7"><text:span text:style-name="T8">Despues </text:span>se ejecutan las clases <text:s/>del paquete firma digital para firma el archivo de las normas.</text:p>
      <text:p text:style-name="P7"/>
      <text:p text:style-name="P7"><text:span text:style-name="T9">Luego</text:span> se inicia el servidor <text:span text:style-name="T9">para cargue los datos de los dats a <text:s/>las listas para su <text:s/>uso durante el funcionamiento de la aplicación.</text:span></text:p>
      <text:p text:style-name="P9">Ahora se inician instancias del cliente para empezar a usar la app:</text:p>
      <text:p text:style-name="P9">1-Primero se debe escoger <text:s/><text:span text:style-name="T14">iniciar sesion o crear nuevo usuario + cuenta.</text:span></text:p>
      <text:p text:style-name="P11">2-Despues de iniciar sesion mostrara un menu con opciones de operaciones displonibles a hacer en las cuentas:</text:p>
      <text:p text:style-name="P11"><text:s text:c="2"/>1A-Ver saldo: Permite ver el saldo de una cuenta.</text:p>
      <text:p text:style-name="P11"><text:s text:c="2"/>2A-Ingresar: Permite ingresas saldo a una cuenta.</text:p>
      <text:p text:style-name="P11"><text:s text:c="2"/>3A-Retirar: Permite reitrar saldo de una cuenta.</text:p>
      <text:p text:style-name="P11"><text:s text:c="2"/>4A-Transferencia:Permite transferir saldo de una cuenta a otra.</text:p>
      <text:p text:style-name="P11"><text:s/>3-Salir cierra la sesion del usuario y guarda todos los cambios efectu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20:45:18.662000000</meta:creation-date>
    <dc:date>2022-12-20T20:45:14.157000000</dc:date>
    <meta:editing-duration>PT28M46S</meta:editing-duration>
    <meta:editing-cycles>10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7" meta:word-count="377" meta:character-count="2265" meta:non-whitespace-character-count="1892"/>
  </office:meta>
</office:document-meta>
</file>